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8902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market_skill_volu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job count</text:p>
          </table:table-cell>
          <table:table-cell/>
          <table:table-cell table:style-name="ce1" office:value-type="string" calcext:value-type="string">
            <text:p>Dataset size</text:p>
          </table:table-cell>
          <table:table-cell office:value-type="float" office:value="111461" calcext:value-type="float">
            <text:p>111461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1" office:value-type="string" calcext:value-type="string">
            <text:p>Date</text:p>
          </table:table-cell>
          <table:table-cell table:style-name="ce2" office:value-type="date" office:date-value="2023-05-15" calcext:value-type="date">
            <text:p>2023-05-15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oot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avel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api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ressj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j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omla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joliciou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aj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sjs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i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ven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pack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lp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cod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t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up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ke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sbuild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ns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tools</text:p>
          </table:table-cell>
          <table:table-cell office:value-type="string" calcext:value-type="string">
            <text:p>build-system-or-toolchain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t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esk-civil3d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tchup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onstructions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um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nc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cad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general</text:p>
          </table:table-cell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l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4343" calcext:value-type="float">
            <text:p>4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i-dss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c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al-methods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-testing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d-testing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-testing</text:p>
          </table:table-cell>
          <table:table-cell table:number-columns-repeated="2" office:value-type="string" calcext:value-type="string">
            <text:p>concep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concept</text:p>
          </table:table-cell>
          <table:table-cell office:value-type="string" calcext:value-type="string">
            <text:p>security</text:p>
          </table:table-cell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down</text:p>
          </table:table-cell>
          <table:table-cell table:number-columns-repeated="2" office:value-type="string" calcext:value-type="string">
            <text:p>content development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x</text:p>
          </table:table-cell>
          <table:table-cell table:number-columns-repeated="2" office:value-type="string" calcext:value-type="string">
            <text:p>content developmen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iidoc</text:p>
          </table:table-cell>
          <table:table-cell table:number-columns-repeated="2" office:value-type="string" calcext:value-type="string">
            <text:p>content develop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ructuredtext</text:p>
          </table:table-cell>
          <table:table-cell table:number-columns-repeated="2" office:value-type="string" calcext:value-type="string">
            <text:p>content develop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-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2-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br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 forma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4095" calcext:value-type="float">
            <text:p>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947" calcext:value-type="float">
            <text:p>3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que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o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js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onne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fi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tiff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cdf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 form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drui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691" calcext:value-type="float">
            <text:p>7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-server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513" calcext:value-type="float">
            <text:p>1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sticsearch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andra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bas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earch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it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hous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plu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2043" calcext:value-type="float">
            <text:p>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data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b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tra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v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hudi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n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flink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-connec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eziu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yt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ho-kettl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va-mapforc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ll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4j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graph database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ernat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alchemy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orm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analytics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al-time database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d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ogica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cal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ime-series 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dmi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u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ounc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adg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bench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ny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itch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ool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con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dran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viat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vector datab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stra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workload autom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logic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na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xml 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k</text:p>
          </table:table-cell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data science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f-dotnet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-framework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qt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k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side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xwidgets</text:p>
          </table:table-cell>
          <table:table-cell office:value-type="string" calcext:value-type="string">
            <text:p>desktop development</text:p>
          </table:table-cell>
          <table:table-cell office:value-type="string" calcext:value-type="string">
            <text:p>desktop ui framewor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cd</text:p>
          </table:table-cell>
          <table:table-cell office:value-type="string" calcext:value-type="string">
            <text:p>distributed compu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aplus</text:p>
          </table:table-cell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da</text:p>
          </table:table-cell>
          <table:table-cell office:value-type="string" calcext:value-type="string">
            <text:p>formal-methods</text:p>
          </table:table-cell>
          <table:table-cell office:value-type="string" calcext:value-type="string">
            <text:p>model check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s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design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e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er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bone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lte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sby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er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xt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eliajs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ibr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-lighthouse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perform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real-engine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y-engine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engine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ot-engine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ame eng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gl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x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graphics api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sl</text:p>
          </table:table-cell>
          <table:table-cell office:value-type="string" calcext:value-type="string">
            <text:p>game development</text:p>
          </table:table-cell>
          <table:table-cell office:value-type="string" calcext:value-type="string">
            <text:p>shader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i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db extension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gis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tialite</text:p>
          </table:table-cell>
          <table:table-cell table:number-columns-repeated="2" office:value-type="string" calcext:value-type="string">
            <text:p>gi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al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ly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panda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erio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gr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gi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gi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tool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tomc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os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websphe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et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fl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icor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wsg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kzeu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serv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ni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aching http prox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253" calcext:value-type="float">
            <text:p>5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o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ci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na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opus-deplo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 c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xc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bancod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isecontro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kins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-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ess-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-hel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i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management platform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3555" calcext:value-type="float">
            <text:p>3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ppe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gru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xif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m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-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 runtim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warde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bol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redentials 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4071" calcext:value-type="float">
            <text:p>4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lassian-bitbucke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 platform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ba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istributed database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fk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m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pand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vent stream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u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raphql api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oo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adoop platform</text:p>
          </table:table-cell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phe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-v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X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emu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pervisor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4856" calcext:value-type="float">
            <text:p>4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d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deployment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m-templa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ice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um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cture-as-code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ce4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ventory managem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rox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oyprox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fi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balanc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jme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me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oad testing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f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dmai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il transfer agen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mory cache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un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an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d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ethe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rel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i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k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bi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ent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t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ing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a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est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ha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tabl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tabl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p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 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t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telemet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f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bservabil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 z/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as400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bs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o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ng 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8026" calcext:value-type="float">
            <text:p>8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hi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tac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rm-doc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cher-doc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-compo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rchestra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manager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acto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ge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p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package repositor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eal-time data processing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ible tow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dec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runbook automation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rnetes-roo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 orchestr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chen-c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esting 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sta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zi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mes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cloud-cl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ema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spe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es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syn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too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ization librar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m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xmo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ization platfor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in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 server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airflo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-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ki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che-bea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qu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bat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orkload automa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group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tainer featu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8575" calcext:value-type="float">
            <text:p>18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5173" calcext:value-type="float">
            <text:p>15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3374" calcext:value-type="float">
            <text:p>13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3361" calcext:value-type="float">
            <text:p>13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2205" calcext:value-type="float">
            <text:p>1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shel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247" calcext:value-type="float">
            <text:p>4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703" calcext:value-type="float">
            <text:p>3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scrip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839" calcext:value-type="float">
            <text:p>2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279" calcext:value-type="float">
            <text:p>2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ang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#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lin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o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-swift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query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a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stats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raform-hc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yncio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pgsq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kel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h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</text:p>
          </table:table-cell>
          <table:table-cell table:number-columns-repeated="2" office:value-type="string" calcext:value-type="string">
            <text:p>langu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ql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query language</text:p>
          </table:table-cell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el studio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ta annot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p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p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ne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tk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ff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rra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svm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mc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flow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flow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o-workflow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lops tool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er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l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doors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-rhapsody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software-model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mpeg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mp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string" calcext:value-type="string">
            <text:p>multimedia editing</text:p>
          </table:table-cell>
          <table:table-cell office:value-type="string" calcext:value-type="string">
            <text:p>too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p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pf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protocol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office documents</text:p>
          </table:table-cell>
          <table:table-cell office:value-type="string" calcext:value-type="string">
            <text:p>language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ffice documents</text:p>
          </table:table-cell>
          <table:table-cell office:value-type="string" calcext:value-type="string">
            <text:p>tool</text:p>
          </table:table-cell>
          <table:table-cell office:value-type="float" office:value="17370" calcext:value-type="float">
            <text:p>17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ema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e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computer-algebra-syste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obi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lex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workx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mo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opt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pk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inux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pplication securit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p suit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pplication security audit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uth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id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lm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cloak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abas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-oid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uth method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marx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acod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k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ontainer audit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map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database audi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asp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neral audit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-director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a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0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ipa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dentity manageme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ss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ibrary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protocol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-custodian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k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n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 office:value-type="string" calcext:value-type="string">
            <text:p>sta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qube</text:p>
          </table:table-cell>
          <table:table-cell table:number-columns-repeated="2" office:value-type="string" calcext:value-type="string">
            <text:p>static analysis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am backup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sity backup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ackup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vaul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tributed storage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758" calcext:value-type="float">
            <text:p>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nium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tj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j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chaj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j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es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wrigh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ni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majs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libr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 toolchain</text:p>
          </table:table-cell>
          <table:table-cell office:value-type="string" calcext:value-type="string">
            <text:p>toolchain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urial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version control</text:p>
          </table:table-cell>
          <table:table-cell office:value-type="string" calcext:value-type="string">
            <text:p>tool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-powerbi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se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as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et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business intelligen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au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io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ban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plotlib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trategy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.js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ke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ool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js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7397" calcext:value-type="float">
            <text:p>1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4727" calcext:value-type="float">
            <text:p>14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de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nix-metal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tr</text:p>
          </table:table-cell>
          <table:table-cell table:number-columns-repeated="2" office:value-type="string" calcext:value-type="string">
            <text:p>cloud provi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yx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analytics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ql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ds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rora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ach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base-migration-servic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stor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ocument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ptun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igtabl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panner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storedb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imestream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lloydb-for-postgresql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realtime-databas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morystore</text:p>
          </table:table-cell>
          <table:table-cell table:number-columns-repeated="2" office:value-type="string" calcext:value-type="string">
            <text:p>databa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shif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 warehouse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flow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er-i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t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ynamo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bigquery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-firebas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gresql-flexible-serv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anaged database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i-gateway</text:p>
          </table:table-cell>
          <table:table-cell table:number-columns-repeated="2" office:value-type="string" calcext:value-type="string">
            <text:p>frontend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ps-platfo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me-enterpri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dditional google product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nalysis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h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pipel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facto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u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marketing-platform*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m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ines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analyt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then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ynapse-analyt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-exchan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lake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ream-analyt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ub/s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catal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flo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treaming-for-apache-kafka-ms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icksigh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-catal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mpos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urvie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dinsigh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oker-stud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fus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ke-form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hub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o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alytics-h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explor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ensearch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wer-bi-embedde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insights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re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earth-eng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raph-data-connec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service-manager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haos-studio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-server-for-hdinsigh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sear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ataple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nalytic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healthcare-ap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integr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api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igee-hybri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shee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i manage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queue-service-sq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notification-service-s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ep-func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q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ventbrid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workflows-for-apache-airflow-mwa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pplication integration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ell-architected-too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architecture strateg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blockcha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quantum-ledger-databa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lock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nec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-sd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business applicatio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ipel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719" calcext:value-type="float">
            <text:p>2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hub-ac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-c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is-c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ki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shi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veyor-c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i/c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vings-pla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udge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explor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st-and-usage-repor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loud financial managemen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unc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service-a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ambd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87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mware-clou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t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ql-server-on-google-clou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t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solu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deskto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t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to-scal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l-zo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eanstal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ap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server-on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-eng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fabri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mpute-eng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dicated-hos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ring-ap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nux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auto-scal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antu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instan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mware-eng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machine-scale-se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erless-application-reposito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tic-web-ap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c2-spot-instan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ute-optimiz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are-metal-solu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runn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ot-virtual-machin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mpu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form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figuration management</text:p>
          </table:table-cell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buil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service-(ecs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kubernetes-service-e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securi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onfigur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rga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kubernetes-engine-gk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container-registry-(ecr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-for-container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d-hat-openshi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ainer-regist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iner-regist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d-hat-openshift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ubernetes-applications-on-google-cloud-marketpla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pilo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knativ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rtifact-regist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ubernetes-fleet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ontain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im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customer support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databa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709" calcext:value-type="float">
            <text:p>2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ed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ysq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postgresq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smos-d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migration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able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ql-managed-instan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ache-for-red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ase-for-mariad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atabase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d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ployment-environments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as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deplo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control-ap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sual-studio-cod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powershel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test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pipelin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buil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deplo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commi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d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ools-and-sd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ools-for-eclip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x-r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d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kt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ource-repositori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worksta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chedul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mand-line-interface-cl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9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open-source-softwa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desta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v-box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ault-injection-simula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rebase-crashlyt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test-lab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eloper tool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ni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st-pla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tifac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ard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p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vops-tool-integra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grafan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evops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poi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document platform</text:p>
          </table:table-cell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orkspaces-famil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nd user computin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ayment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inancial service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cation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3859" calcext:value-type="float">
            <text:p>3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email-service-s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mplif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syn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inpoi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ice-farm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front-end web &amp; mobil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amelif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umberyar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game tec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cal-imaging-sui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ealthcare-natural-language-a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ealthcare and life scien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distributed-clou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e-to-container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run-for-anth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and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(ad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ed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sentine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xpressrou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ed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ack-hc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rator-nexus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dular-data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hybrid + multiclou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formation-protec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domain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external-identiti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dentity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data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2841" calcext:value-type="float">
            <text:p>2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i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681" calcext:value-type="float">
            <text:p>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b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gic-ap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manager-for-energy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vent-gri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pubs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gratio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co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p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ime-series-insigh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analyt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h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for-io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even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device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he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greengras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t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ot-butt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ot-centra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gital-twi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otification-hub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reerto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rtner-device-catal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io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indows-10-iot-core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ot-co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ternet of things (iot)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la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49" calcext:value-type="float">
            <text:p>1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nsorflow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agemak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ytor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orecas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mprehen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ep-learning-container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vis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e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iz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anoram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crib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vops-guru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lexa-for-busines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m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extrac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kogni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edroc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oll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gmented-a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nd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equip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ookout-for-metric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ache-mxne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inferen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ferenti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chine learn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utom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ervice-healt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007" calcext:value-type="float">
            <text:p>3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olic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055" calcext:value-type="float">
            <text:p>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cku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loud-shel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dvis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applica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cost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grat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te-recove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obile-ap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porta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ueprin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anager-templat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update-management-center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ffic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ghthou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watch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source-mov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efender-external-attack-surface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and gover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rganiza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ystems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watc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usted-advis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trai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fi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catal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grafan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ntrol-tow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license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d-service-for-prometheu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rvice-management-connec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ersonal-health-dashboar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opswork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hatbo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nagement-console-mobile-applic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&amp; governanc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pi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rraform-on-google-clou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st-manageme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hel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ployment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bile-ap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catalo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onsol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arbon-footpri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g-connec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nthos-service-me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anagement tool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protec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ntent-delivery-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dia-play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ncod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ive-and-on-demand-stream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ive-stream-api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and gaming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teractive-video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imble-studio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transcod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edia servic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pplication-migr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bo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discovery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base-migration-service-dm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igration-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fer-famil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hu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inframe-moderniz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igquery-data-transfer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atasyn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igration-evalua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oundation-toolki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lication-migration-service-mg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gra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emote-render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bject-anchors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ixed real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-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xamari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bile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rdu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monitoring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omai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cation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ctrum-access-system-sa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ad-balanc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rvice-director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tual-private-cloud-vp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network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rewall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oad-balanc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web-application-firewall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cd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pn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ront-do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irtual-wa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ivate-service-connec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lin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work-function-manag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hybrid-connectivit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dos-protec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route-serv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na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ffic-direc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intelligence-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connectivity-cent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rm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mmunications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etwork-service-tier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cd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as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private-5g-co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internet-analyzer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c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vp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oute-53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fron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-connect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b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loud-ma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transit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pp-mesh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lobal-accelerato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lin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private-5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networking &amp; content delive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365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ffice products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365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ffice product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monitor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1667" calcext:value-type="float">
            <text:p>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logg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error-reporting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profil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ra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operation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round-station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unction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orkflow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erverless computing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imple-storage-service-s3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backup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il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account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block-store-(ebs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lob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torage-gatewa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file-system-(efs)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3-glaci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isk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elastic-disaster-recovery-dr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sx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torage-explore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torage-transfer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queue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cloud-backup-and-dr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rchive-storag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elastic-san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storage-for-firebas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netapp-fil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filesto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ersistent-disk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naged-lustre-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now-family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local-ssd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google-workspace-essential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lab-services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vmware-horizon-cloud-on-microsoft-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itrix-virtual-apps-and-desktops-for-azur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virtual desktop infrastructur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ignalr-service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web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achine-learni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brick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ustom-visi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sion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roduct-discovery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i-infrastructur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data-science-virtual-machine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-dataset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s-for-visi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nsorflow-enterpris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deo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recommendations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ocument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natural-language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etrics-advisor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eep-learning-container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bot-service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ertex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pplied-ai-service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arch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tact-center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ext-to-speech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gpu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o-tex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openai-servic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dialogflow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peech-to-tex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health-bo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utoml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tpu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ranslation-ai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edia-translati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genomics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translator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form-recognizer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cognitive-service-for-language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text-to-speech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speech-translati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identity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platfor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dentity-and-access-management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313" calcext:value-type="float">
            <text:p>1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key-management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am-identity-cent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identity-and-access-management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active-directory-ad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irectory-servic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web-risk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ccess-transparency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key-vault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onfidential-computing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waf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resource-access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urity-hub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network-firewall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key-management-service-km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policy-intelligenc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ognito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defender-for-cloud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ecrets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firewall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udit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artifact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firewall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certificate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guardduty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shield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inspecto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detectiv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data-loss-prevention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pc-service-control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urity-command-cent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managed-service-for-microsoft-active-directory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loud-asset-inventory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ecret-manager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virus-total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-maci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hronicle-siem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ure-microsoft-attestation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software-delivery-shield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certificate-authority-servic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beyondcorp-enterprise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p-assured-workloads</text:p>
          </table:table-cell>
          <table:table-cell table:number-columns-repeated="2"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o</text:p>
          </table:table-cell>
          <table:table-cell table:number-columns-repeated="2" office:value-type="string" calcext:value-type="string">
            <text:p>storage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s quick sight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tly</text:p>
          </table:table-cell>
          <table:table-cell table:number-columns-repeated="2" office:value-type="string" calcext:value-type="string">
            <text:p>visualization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20:24:20.177799235</dc:date>
    <meta:editing-duration>PT5M49S</meta:editing-duration>
    <meta:editing-cycles>4</meta:editing-cycles>
    <meta:generator>LibreOffice/7.4.5.1$Linux_X86_64 LibreOffice_project/40$Build-1</meta:generator>
    <meta:document-statistic meta:table-count="1" meta:cell-count="4088" meta:object-count="0"/>
  </office:meta>
</office:document-meta>
</file>